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adornments="Bol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d97a" officeooo:paragraph-rsid="00232d9e"/>
    </style:style>
    <style:style style:name="P2" style:family="paragraph" style:parent-style-name="Standard">
      <style:text-properties officeooo:rsid="0016d97a" officeooo:paragraph-rsid="0016d97a"/>
    </style:style>
    <style:style style:name="P3" style:family="paragraph" style:parent-style-name="Text_20_body">
      <style:text-properties officeooo:rsid="0016d97a"/>
    </style:style>
    <style:style style:name="P4" style:family="paragraph" style:parent-style-name="Text_20_body">
      <style:text-properties officeooo:paragraph-rsid="001ec78a"/>
    </style:style>
    <style:style style:name="P5" style:family="paragraph" style:parent-style-name="Text_20_body">
      <style:text-properties officeooo:rsid="001d20dc"/>
    </style:style>
    <style:style style:name="P6" style:family="paragraph" style:parent-style-name="Text_20_body">
      <style:text-properties officeooo:rsid="001ec78a" officeooo:paragraph-rsid="001ec78a"/>
    </style:style>
    <style:style style:name="P7" style:family="paragraph" style:parent-style-name="Text_20_body">
      <style:text-properties officeooo:paragraph-rsid="00275f86"/>
    </style:style>
    <style:style style:name="P8" style:family="paragraph" style:parent-style-name="Text_20_body">
      <style:text-properties officeooo:rsid="00275f86"/>
    </style:style>
    <style:style style:name="P9" style:family="paragraph" style:parent-style-name="Text_20_body">
      <style:text-properties officeooo:rsid="00275f86" officeooo:paragraph-rsid="00275f86"/>
    </style:style>
    <style:style style:name="P10" style:family="paragraph" style:parent-style-name="Code">
      <style:text-properties officeooo:rsid="00275f86"/>
    </style:style>
    <style:style style:name="P11" style:family="paragraph" style:parent-style-name="Code">
      <style:text-properties officeooo:rsid="00275f86" officeooo:paragraph-rsid="00275f86"/>
    </style:style>
    <style:style style:name="P12" style:family="paragraph" style:parent-style-name="Code">
      <style:text-properties officeooo:rsid="0016d97a"/>
    </style:style>
    <style:style style:name="P13" style:family="paragraph" style:parent-style-name="Standard">
      <style:text-properties fo:font-weight="normal" officeooo:rsid="002c8ae6" officeooo:paragraph-rsid="002c8ae6" style:font-weight-asian="normal" style:font-weight-complex="normal"/>
    </style:style>
    <style:style style:name="P14" style:family="paragraph" style:parent-style-name="Text_20_body">
      <style:text-properties fo:font-weight="normal" officeooo:rsid="002cb2b4" style:font-weight-asian="normal" style:font-weight-complex="normal"/>
    </style:style>
    <style:style style:name="P15" style:family="paragraph" style:parent-style-name="Text_20_body">
      <style:text-properties officeooo:rsid="002bc7c8" officeooo:paragraph-rsid="002bc7c8"/>
    </style:style>
    <style:style style:name="P16" style:family="paragraph" style:parent-style-name="Heading_20_1">
      <style:text-properties officeooo:rsid="0016d97a"/>
    </style:style>
    <style:style style:name="P17" style:family="paragraph" style:parent-style-name="Heading_20_1">
      <style:text-properties fo:font-weight="bold" officeooo:rsid="0016d97a" style:font-weight-asian="bold" style:font-weight-complex="bold"/>
    </style:style>
    <style:style style:name="P18" style:family="paragraph" style:parent-style-name="Heading_20_1">
      <style:text-properties officeooo:rsid="0025b8dc" officeooo:paragraph-rsid="0025b8dc"/>
    </style:style>
    <style:style style:name="P19" style:family="paragraph" style:parent-style-name="Heading_20_1">
      <style:text-properties officeooo:rsid="002bc7c8"/>
    </style:style>
    <style:style style:name="P20" style:family="paragraph" style:parent-style-name="Heading_20_1">
      <style:text-properties officeooo:rsid="002bc7c8" officeooo:paragraph-rsid="002bc7c8"/>
    </style:style>
    <style:style style:name="P21" style:family="paragraph" style:parent-style-name="Code">
      <style:text-properties officeooo:rsid="002bc7c8" officeooo:paragraph-rsid="002bc7c8"/>
    </style:style>
    <style:style style:name="T1" style:family="text">
      <style:text-properties officeooo:rsid="0016d97a"/>
    </style:style>
    <style:style style:name="T2" style:family="text">
      <style:text-properties officeooo:rsid="0018c58c"/>
    </style:style>
    <style:style style:name="T3" style:family="text">
      <style:text-properties officeooo:rsid="0019b84f"/>
    </style:style>
    <style:style style:name="T4" style:family="text">
      <style:text-properties officeooo:rsid="001de7b4"/>
    </style:style>
    <style:style style:name="T5" style:family="text">
      <style:text-properties officeooo:rsid="001e44f8"/>
    </style:style>
    <style:style style:name="T6" style:family="text">
      <style:text-properties officeooo:rsid="001ec78a"/>
    </style:style>
    <style:style style:name="T7" style:family="text">
      <style:text-properties officeooo:rsid="00218798"/>
    </style:style>
    <style:style style:name="T8" style:family="text">
      <style:text-properties officeooo:rsid="00219004"/>
    </style:style>
    <style:style style:name="T9" style:family="text">
      <style:text-properties officeooo:rsid="00232d9e"/>
    </style:style>
    <style:style style:name="T10" style:family="text">
      <style:text-properties officeooo:rsid="00275f86"/>
    </style:style>
    <style:style style:name="T11" style:family="text">
      <style:text-properties officeooo:rsid="002c8ae6"/>
    </style:style>
    <style:style style:name="T12" style:family="text">
      <style:text-properties officeooo:rsid="002cb2b4"/>
    </style:style>
    <style:style style:name="T13" style:family="text">
      <style:text-properties officeooo:rsid="0033a01e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padding="0.15cm" fo:border-left="0.06pt solid #000000" fo:border-right="0.06pt solid #000000" fo:border-top="0.06pt solid #000000" fo:border-bottom="none" style:shadow="none"/>
    </style:style>
    <style:style style:name="fr3" style:family="graphic" style:parent-style-name="Frame">
      <style:graphic-properties style:wrap="run-through" style:number-wrapped-paragraphs="no-limit" style:vertical-pos="from-top" style:vertical-rel="page" style:horizontal-pos="from-left" style:horizontal-rel="page" fo:padding="0.15cm" fo:border="0.06pt solid #000000" style:shadow="none"/>
    </style:style>
    <style:style style:name="fr4" style:family="graphic" style:parent-style-name="Frame">
      <style:graphic-properties style:wrap="run-through" style:number-wrapped-paragraphs="no-limit" style:vertical-pos="from-top" style:vertical-rel="page" style:horizontal-pos="from-left" style:horizontal-rel="page"/>
    </style:style>
    <style:style style:name="fr5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>
        <style:columns fo:column-count="1" fo:column-gap="0cm"/>
      </style:graphic-properties>
    </style:style>
    <style:style style:name="fr6" style:family="graphic" style:parent-style-name="Frame">
      <style:graphic-properties style:wrap="run-through" style:number-wrapped-paragraphs="no-limit" style:vertical-pos="from-top" style:vertical-rel="page" style:horizontal-pos="from-left" style:horizontal-rel="page" fo:padding="0.15cm" fo:border-left="0.06pt solid #000000" fo:border-right="0.06pt solid #000000" fo:border-top="none" fo:border-bottom="0.06pt solid #000000" style:shadow="none"/>
    </style:style>
    <style:style style:name="fr7" style:family="graphic" style:parent-style-name="Frame">
      <style:graphic-properties style:vertical-pos="from-top" style:vertical-rel="page" style:horizontal-pos="from-left" style:horizontal-rel="page" fo:padding="0.15cm" fo:border-left="none" fo:border-right="none" fo:border-top="none" fo:border-bottom="0.06pt solid #000000" style:shadow="none"/>
    </style:style>
    <style:style style:name="fr8" style:family="graphic" style:parent-style-name="Frame">
      <style:graphic-properties style:wrap="run-through" style:number-wrapped-paragraphs="no-limit" style:vertical-pos="from-top" style:vertical-rel="page" style:horizontal-pos="from-left" style:horizontal-rel="page" fo:padding="0.15cm" fo:border-left="0.06pt solid #000000" fo:border-right="none" fo:border-top="0.06pt solid #000000" fo:border-bottom="0.06pt solid #000000" style:shadow="none"/>
    </style:style>
    <style:style style:name="fr9" style:family="graphic" style:parent-style-name="Frame">
      <style:graphic-properties style:wrap="run-through" style:number-wrapped-paragraphs="no-limit" style:vertical-pos="from-top" style:vertical-rel="page" style:horizontal-pos="from-left" style:horizontal-rel="page" fo:padding="0.15cm" fo:border-left="none" fo:border-right="0.06pt solid #000000" fo:border-top="none" fo:border-bottom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42cm" svg:y="5.863cm" svg:width="7.119cm" draw:z-index="5">
        <draw:text-box fo:min-height="3.533cm">
          <text:h text:style-name="P16" text:outline-level="1">Expressions</text:h>
          <text:p text:style-name="P5">Expressions are evaluated by python:</text:p>
          <text:p text:style-name="Code">5</text:p>
          <text:p text:style-name="Code">6 + 2</text:p>
          <text:p text:style-name="Code">“Hello”</text:p>
          <text:p text:style-name="Code">“Hello ” * 3</text:p>
        </draw:text-box>
      </draw:frame>
      <draw:frame draw:style-name="fr1" draw:name="Frame2" text:anchor-type="page" text:anchor-page-number="1" svg:x="7.722cm" svg:y="3.124cm" svg:width="7.357cm" draw:z-index="6">
        <draw:text-box fo:min-height="6.246cm">
          <text:h text:style-name="Heading_20_1" text:outline-level="1">Variables</text:h>
          <text:p text:style-name="P6">Variables are like boxes to keep things in.</text:p>
          <text:p text:style-name="P4">Use variables to store values:</text:p>
          <text:p text:style-name="Code">name = “bob”</text:p>
          <text:p text:style-name="Code">age = 21</text:p>
          <text:p text:style-name="Code">width = 800</text:p>
          <text:p text:style-name="Code">height = 600</text:p>
          <text:p text:style-name="Code"/>
          <text:p text:style-name="Text_20_body">You can use variables in expressions:</text:p>
          <text:p text:style-name="Code">“<text:span text:style-name="T8">He</text:span><text:span text:style-name="T7">llo” + name</text:span></text:p>
          <text:p text:style-name="Code">area = width * height</text:p>
        </draw:text-box>
      </draw:frame>
      <draw:frame draw:style-name="fr1" draw:name="Frame3" text:anchor-type="page" text:anchor-page-number="1" svg:x="10.029cm" svg:y="9.599cm" svg:width="10.527cm" draw:z-index="7">
        <draw:text-box fo:min-height="4.83cm">
          <text:h text:style-name="Heading_20_1" text:outline-level="1">Tuples</text:h>
          <text:p text:style-name="Text_20_body">Tuples are several items of data grouped together.</text:p>
          <text:p text:style-name="Code"><text:span text:style-name="T3">s</text:span><text:span text:style-name="T2">ize = (800, 400)</text:span></text:p>
          <text:p text:style-name="Text_20_body">You can access <text:span text:style-name="T4">parts of a</text:span> tuples with a index <text:span text:style-name="T4">in square brackets</text:span>:</text:p>
          <text:p text:style-name="Code">size[0]</text:p>
          <text:p text:style-name="Text_20_body">Once created tuples are immutable (this means they cannot be changed).</text:p>
        </draw:text-box>
      </draw:frame>
      <draw:frame draw:style-name="fr1" draw:name="Frame4" text:anchor-type="page" text:anchor-page-number="1" svg:x="0.42cm" svg:y="9.564cm" svg:width="9.447cm" draw:z-index="8">
        <draw:text-box fo:min-height="7.368cm">
          <text:h text:style-name="Heading_20_1" text:outline-level="1">Lists</text:h>
          <text:p text:style-name="Text_20_body"><text:span text:style-name="T1">Lists are </text:span><text:span text:style-name="T2">several items of data in a specific order.</text:span></text:p>
          <text:p text:style-name="Code">names = [“bob”, “alice”, “dave”]</text:p>
          <text:p text:style-name="Code">numbers = [4, 8, 3]</text:p>
          <text:p text:style-name="Text_20_body">You can access lists with an index <text:span text:style-name="T4">in square brackets:</text:span></text:p>
          <text:p text:style-name="Code"><text:span text:style-name="T3">n</text:span><text:span text:style-name="T2">ames[0]</text:span></text:p>
          <text:p text:style-name="Text_20_body"><text:span text:style-name="T11">Values in lists </text:span>can be changed:</text:p>
          <text:p text:style-name="Code">names[2] = “emma”</text:p>
          <text:p text:style-name="P13">You can also add, insert and delete items in lists.</text:p>
          <text:p text:style-name="Code">names.append(“james”)</text:p>
          <text:p text:style-name="Code">names.insert(2, “ruth”)</text:p>
          <text:p text:style-name="Code">del names[1]</text:p>
          <text:p text:style-name="P3"/>
        </draw:text-box>
      </draw:frame>
      <draw:frame draw:style-name="fr1" draw:name="Frame5" text:anchor-type="page" text:anchor-page-number="1" svg:x="0.42cm" svg:y="0.425cm" svg:width="7.119cm" draw:z-index="9">
        <draw:text-box fo:min-height="5.293cm">
          <text:h text:style-name="Heading_20_1" text:outline-level="1">Python</text:h>
          <text:p text:style-name="Text_20_body">Python comes with an <text:span text:style-name="T12">editor</text:span> called IDLE</text:p>
          <text:p text:style-name="Text_20_body">ILDE contains a REPL (Read-Eval-Print-Loop) for you to experiment with.</text:p>
          <text:p text:style-name="Text_20_body">You can create and save scripts <text:span text:style-name="T5">by clicking on file</text:span><text:span text:style-name="T12">&gt;</text:span><text:span text:style-name="T5">new window</text:span>. You must save a script with a filename that ends .py</text:p>
        </draw:text-box>
      </draw:frame>
      <draw:frame draw:style-name="fr2" draw:name="Frame6" text:anchor-type="page" text:anchor-page-number="1" svg:x="10.056cm" svg:y="14.6cm" svg:width="10.5cm" draw:z-index="10">
        <draw:text-box fo:min-height="2.316cm">
          <text:h text:style-name="P17" text:outline-level="1">Types</text:h>
          <text:p text:style-name="P14">Python allows different types of data to be stored in variables. <text:span text:style-name="T13">Different types behave in different ways</text:span>. <text:span text:style-name="T13">Some functions require specific types as their parameters.</text:span> </text:p>
        </draw:text-box>
      </draw:frame>
      <draw:frame draw:style-name="fr1" draw:name="Frame8" text:anchor-type="page" text:anchor-page-number="1" svg:x="0.42cm" svg:y="17.119cm" svg:width="12.568cm" draw:z-index="11">
        <draw:text-box fo:min-height="7.121cm">
          <text:h text:style-name="Heading_20_1" text:outline-level="1">Functions</text:h>
          <text:p text:style-name="P9">Functions are reusable blocks of code.</text:p>
          <text:h text:style-name="Heading_20_2" text:outline-level="2">Calling</text:h>
          <text:p text:style-name="P9">You call functions by using brackets.</text:p>
          <text:p text:style-name="P10">pygame.init()</text:p>
          <text:h text:style-name="Heading_20_2" text:outline-level="2">Parameters</text:h>
          <text:p text:style-name="P9">Some functions take parameters. Pass parameters by placing the values between the brackets.</text:p>
          <text:p text:style-name="P10">pygame.image.load(“spaceship.png”)</text:p>
          <text:h text:style-name="Heading_20_2" text:outline-level="2"><text:span text:style-name="T9">R</text:span>eturn values</text:h>
          <text:p text:style-name="P9">Some functions return values. Use a variable to store the returned value.</text:p>
          <text:p text:style-name="P11">spaceshup = pygame.image.load(“spaceship.png”)</text:p>
        </draw:text-box>
      </draw:frame>
      <draw:frame draw:style-name="fr1" draw:name="Frame9" text:anchor-type="page" text:anchor-page-number="1" svg:x="15.263cm" svg:y="5.928cm" svg:width="5.293cm" draw:z-index="12">
        <draw:text-box fo:min-height="3.336cm">
          <text:h text:style-name="Heading_20_1" text:outline-level="1">Import</text:h>
          <text:p text:style-name="P9">Import statements are used to load different modules</text:p>
          <text:p text:style-name="P10">import pygame</text:p>
          <text:p text:style-name="P10">import math</text:p>
          <text:p text:style-name="P1"/>
        </draw:text-box>
      </draw:frame>
      <draw:frame draw:style-name="fr1" draw:name="Frame7" text:anchor-type="page" text:anchor-page-number="1" svg:x="7.722cm" svg:y="0.423cm" svg:width="7.357cm" draw:z-index="13">
        <draw:text-box fo:min-height="2.544cm">
          <text:h text:style-name="P18" text:outline-level="1">PyGame</text:h>
          <text:p text:style-name="P8">PyGame is a framework for Python that helps with common game tasks such as graphics, player input and sound.</text:p>
        </draw:text-box>
      </draw:frame>
      <draw:frame draw:style-name="fr1" draw:name="Frame10" text:anchor-type="page" text:anchor-page-number="1" svg:x="15.289cm" svg:y="0.423cm" svg:width="5.267cm" draw:z-index="14">
        <draw:text-box fo:min-height="5.348cm">
          <text:h text:style-name="Heading_20_1" text:outline-level="1">Websites</text:h>
          <text:p text:style-name="P9">You can find downloads and reference documentation on these sites</text:p>
          <text:p text:style-name="P9">Python:</text:p>
          <text:p text:style-name="P7"><text:a xlink:type="simple" xlink:href="http://Www.pythong.org/"><text:span text:style-name="T10">www.python.org</text:span></text:a></text:p>
          <text:p text:style-name="P9">PyGame:</text:p>
          <text:p text:style-name="P7"><text:a xlink:type="simple" xlink:href="http://www.pygame.org/"><text:span text:style-name="T10">www.pygame.org</text:span></text:a></text:p>
        </draw:text-box>
      </draw:frame>
      <draw:frame draw:style-name="fr3" draw:name="Frame11" text:anchor-type="page" text:anchor-page-number="1" svg:x="0.42cm" svg:y="24.396cm" svg:width="5.133cm" draw:z-index="15">
        <draw:text-box fo:min-height="4.844cm">
          <text:h text:style-name="P19" text:outline-level="1">If</text:h>
          <text:p text:style-name="P15">If statements are used to execute a code only when certain conditions are true.</text:p>
          <text:p text:style-name="P21">if [condition]:</text:p>
          <text:p text:style-name="P21"><text:s text:c="4"/>[true block]</text:p>
          <text:p text:style-name="P21">else:</text:p>
          <text:p text:style-name="P21"><text:s text:c="4"/>[false block]</text:p>
        </draw:text-box>
      </draw:frame>
      <draw:frame draw:style-name="fr4" draw:name="Frame12" text:anchor-type="page" text:anchor-page-number="1" svg:x="5.865cm" svg:y="26.09cm" svg:width="6.913cm" draw:z-index="16">
        <draw:text-box fo:min-height="2.972cm">
          <text:h text:style-name="P20" text:outline-level="1">While</text:h>
          <text:p text:style-name="P15">While loops continue loop wwhile the condition is true.</text:p>
          <text:p text:style-name="P21">while [condition]:</text:p>
          <text:p text:style-name="P21"><text:s text:c="4"/>[loop body]</text:p>
        </draw:text-box>
      </draw:frame>
      <draw:frame draw:style-name="fr1" draw:name="Frame15" text:anchor-type="page" text:anchor-page-number="1" svg:x="13.31cm" svg:y="21.802cm" svg:width="7.087cm" draw:z-index="17">
        <draw:text-box fo:min-height="3.798cm">
          <text:h text:style-name="Heading_20_2" text:outline-level="2"><text:span text:style-name="T3">F</text:span><text:span text:style-name="T1">loating point numbers</text:span></text:h>
          <text:p text:style-name="P3">Floats are numbers with a decimal point:</text:p>
          <text:p text:style-name="P12">3.14</text:p>
          <text:p text:style-name="P12">241.24</text:p>
          <text:p text:style-name="P3">Convert to floats using float()</text:p>
        </draw:text-box>
      </draw:frame>
      <draw:frame draw:style-name="fr5" draw:name="Frame16" text:anchor-type="page" text:anchor-page-number="1" svg:x="16.824cm" svg:y="16.928cm" svg:width="3.547cm" draw:z-index="18">
        <draw:text-box fo:min-height="4.665cm">
          <text:h text:style-name="Heading_20_2" text:outline-level="2"><text:span text:style-name="T3">S</text:span><text:span text:style-name="T1">trings</text:span></text:h>
          <text:p text:style-name="Text_20_body"><text:span text:style-name="T6">S</text:span><text:span text:style-name="T1">trings are words.</text:span></text:p>
          <text:p text:style-name="P3">You denote strings with quotes.</text:p>
          <text:p text:style-name="P12">“hello”</text:p>
          <text:p text:style-name="P12">“bob”</text:p>
          <text:p text:style-name="P3">Convert to strings using str()</text:p>
        </draw:text-box>
      </draw:frame>
      <draw:frame draw:style-name="fr1" draw:name="Frame17" text:anchor-type="page" text:anchor-page-number="1" svg:x="13.305cm" svg:y="16.928cm" svg:width="3.362cm" draw:z-index="19">
        <draw:text-box fo:min-height="4.718cm">
          <text:h text:style-name="Heading_20_2" text:outline-level="2"><text:span text:style-name="T3">I</text:span><text:span text:style-name="T1">ntegers</text:span></text:h>
          <text:p text:style-name="P3">Integers are numbers.</text:p>
          <text:p text:style-name="P12">8</text:p>
          <text:p text:style-name="P12">42</text:p>
          <text:p text:style-name="P3">Convert to integers using int()</text:p>
        </draw:text-box>
      </draw:frame>
      <draw:frame draw:style-name="fr6" draw:name="Frame18" text:anchor-type="page" text:anchor-page-number="1" svg:x="13.146cm" svg:y="16.914cm" svg:width="7.41cm" draw:z-index="4">
        <draw:text-box fo:min-height="8.834cm">
          <text:p text:style-name="Frame_20_contents"/>
        </draw:text-box>
      </draw:frame>
      <draw:frame draw:style-name="fr7" draw:name="Frame19" text:anchor-type="page" text:anchor-page-number="1" svg:x="10.056cm" svg:y="16.203cm" svg:width="3.092cm" draw:z-index="3">
        <draw:text-box fo:min-height="0.739cm">
          <text:p text:style-name="Frame_20_contents"/>
        </draw:text-box>
      </draw:frame>
      <draw:frame draw:style-name="fr4" draw:name="Frame13" text:anchor-type="page" text:anchor-page-number="1" svg:x="12.961cm" svg:y="26.07cm" svg:width="7.442cm" draw:z-index="20">
        <draw:text-box fo:min-height="3.006cm">
          <text:h text:style-name="P20" text:outline-level="1">For</text:h>
          <text:p text:style-name="P15">For loops perform the loop once for every item in a list.</text:p>
          <text:p text:style-name="P21">for [variable] in [list]:</text:p>
          <text:p text:style-name="P21"><text:s text:c="4"/>[loop body]</text:p>
        </draw:text-box>
      </draw:frame>
      <draw:frame draw:style-name="fr8" draw:name="Frame14" text:anchor-type="page" text:anchor-page-number="1" svg:x="5.711cm" svg:y="24.396cm" svg:width="7.251cm" draw:z-index="2">
        <draw:text-box fo:min-height="4.86cm">
          <text:h text:style-name="P20" text:outline-level="1">Loops</text:h>
          <text:p text:style-name="P15">Use loops to repeat a block of code.</text:p>
          <text:p text:style-name="P15"/>
        </draw:text-box>
      </draw:frame>
      <draw:frame draw:style-name="fr4" draw:name="Frame20" text:anchor-type="page" text:anchor-page-number="1" svg:x="12.194cm" svg:y="25.931cm" svg:width="8.363cm" draw:z-index="1">
        <draw:text-box fo:min-height="3.325cm">
          <text:h text:style-name="P20" text:outline-level="1"/>
        </draw:text-box>
      </draw:frame>
      <draw:frame draw:style-name="fr9" draw:name="Frame21" text:anchor-type="page" text:anchor-page-number="1" svg:x="12.22cm" svg:y="24.396cm" svg:width="0.769cm" draw:z-index="0">
        <draw:text-box fo:min-height="1.536cm">
          <text:h text:style-name="P20" text:outline-level="1"/>
        </draw:text-box>
      </draw:fram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adornments="Bol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style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="100%" fo:margin-left="0cm" fo:margin-right="0cm" fo:margin-top="0cm" fo:margin-bottom="0cm" style:contextual-spacing="false" fo:text-indent="0cm" style:auto-text-indent="false" style:page-number="auto"/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Standard" style:class="extra">
      <style:paragraph-properties fo:margin="100%" fo:margin-left="0.25cm" fo:margin-right="0cm" fo:text-indent="0cm" style:auto-text-indent="false"/>
      <style:text-properties style:font-name="Courier New" fo:font-weight="bold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7T21:32:54.27</meta:creation-date>
    <dc:date>2013-03-14T20:35:02.43</dc:date>
    <meta:editing-duration>PT1H16M45S</meta:editing-duration>
    <meta:editing-cycles>30</meta:editing-cycles>
    <meta:generator>LibreOffice/3.6$Windows_x86 LibreOffice_project/58f22d5-270d05a-e2abed1-ea17a85-9b5702</meta:generator>
    <meta:print-date>2013-03-14T20:31:54.62</meta:print-date>
    <meta:document-statistic meta:table-count="0" meta:image-count="0" meta:object-count="0" meta:page-count="1" meta:paragraph-count="95" meta:word-count="418" meta:character-count="2526" meta:non-whitespace-character-count="2186"/>
  </office:meta>
</office:document-meta>
</file>